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font-size-asian="10.5pt"/>
    </style:style>
    <style:style style:name="T1" style:family="text">
      <style:text-properties officeooo:rsid="000c0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Et puis ta lettre</text:span></text:p>
      <text:p text:style-name="Standard"/>
      <text:p text:style-name="P1"><text:tab/><text:span text:style-name="T1">The project is to create a social network around epistolary correspondence, which seems funny said like that but I believe it can stand its ground even in our digital era. First of all, its targets are isolated people who like to write letters and often are a bit deterred by the internet, and their opposite who never wrote a letter of their 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1:25:53.479626043</meta:creation-date>
    <dc:date>2018-12-17T22:09:59.471444121</dc:date>
    <meta:editing-duration>PT3M55S</meta:editing-duration>
    <meta:editing-cycles>1</meta:editing-cycles>
    <meta:document-statistic meta:table-count="0" meta:image-count="0" meta:object-count="0" meta:page-count="1" meta:paragraph-count="2" meta:word-count="67" meta:character-count="370" meta:non-whitespace-character-count="299"/>
    <meta:generator>LibreOffice/6.0.7.3$Linux_X86_64 LibreOffice_project/00m0$Build-3</meta:generator>
  </office:meta>
</office:document-meta>
</file>